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, 'Source Code Pro', Consola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306cm" style:rel-column-width="32098*"/>
    </style:style>
    <style:style style:name="Tableau3.B" style:family="table-column">
      <style:table-column-properties style:column-width="9.694cm" style:rel-column-width="33437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3.067cm" style:rel-column-width="45069*"/>
    </style:style>
    <style:style style:name="Tableau7.B" style:family="table-column">
      <style:table-column-properties style:column-width="5.934cm" style:rel-column-width="20466*"/>
    </style:style>
    <style:style style:name="Tableau7.A1" style:family="table-cell">
      <style:table-cell-properties fo:background-color="transparent" fo:padding="0.097cm" fo:border="none">
        <style:background-image/>
      </style:table-cell-properties>
    </style:style>
    <style:style style:name="Tableau7.B1" style:family="table-cell">
      <style:table-cell-properties style:vertical-align="middle"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4.701cm"/>
    </style:style>
    <style:style style:name="Tableau2.B" style:family="table-column">
      <style:table-column-properties style:column-width="14.305cm"/>
    </style:style>
    <style:style style:name="Tableau2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2.B1" style:family="table-cell">
      <style:table-cell-properties fo:background-color="#fff5f0" fo:padding="0.097cm" fo:border="0.05pt solid #999999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2.B2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493cm"/>
    </style:style>
    <style:style style:name="Tableau4.C" style:family="table-column">
      <style:table-column-properties style:column-width="3.358cm"/>
    </style:style>
    <style:style style:name="Tableau4.D" style:family="table-column">
      <style:table-column-properties style:column-width="3.38cm"/>
    </style:style>
    <style:style style:name="Tableau4.E" style:family="table-column">
      <style:table-column-properties style:column-width="4.15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au4.E1" style:family="table-cell">
      <style:table-cell-properties fo:background-color="#fff5f0" fo:padding="0.097cm" fo:border="0.05pt solid #999999">
        <style:background-image/>
      </style:table-cell-properties>
    </style:style>
    <style:style style:name="Tableau4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au4.A4" style:family="table-cell" style:data-style-name="N100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au4.6" style:family="table-row">
      <style:table-row-properties style:min-row-height="0.397cm" fo:keep-together="always"/>
    </style:style>
    <style:style style:name="Table1" style:family="table">
      <style:table-properties style:width="19.001cm" table:align="margins" style:shadow="none" style:may-break-between-rows="false"/>
    </style:style>
    <style:style style:name="Table1.A" style:family="table-column">
      <style:table-column-properties style:column-width="11.456cm" style:rel-column-width="6495*"/>
    </style:style>
    <style:style style:name="Table1.B" style:family="table-column">
      <style:table-column-properties style:column-width="7.544cm" style:rel-column-width="4277*"/>
    </style:style>
    <style:style style:name="Table1.A1" style:family="table-cell">
      <style:table-cell-properties fo:padding="0cm" fo:border-left="none" fo:border-right="none" fo:border-top="none" fo:border-bottom="0.05pt solid #999999"/>
    </style:style>
    <style:style style:name="Table1.B1" style:family="table-cell">
      <style:table-cell-properties fo:padding="0cm" fo:border="none"/>
    </style:style>
    <style:style style:name="Table3" style:family="table">
      <style:table-properties style:width="7.544cm" table:align="margins" style:may-break-between-rows="false"/>
    </style:style>
    <style:style style:name="Table3.A" style:family="table-column">
      <style:table-column-properties style:column-width="3.376cm" style:rel-column-width="29325*"/>
    </style:style>
    <style:style style:name="Table3.B" style:family="table-column">
      <style:table-column-properties style:column-width="4.168cm" style:rel-column-width="36210*"/>
    </style:style>
    <style:style style:name="Table3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3.B1" style:family="table-cell">
      <style:table-cell-properties fo:padding="0.097cm" fo:border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4" style:family="paragraph" style:parent-style-name="Table_20_Contents">
      <style:text-properties style:font-name="Calibri" fo:font-size="16pt" style:font-size-complex="16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9996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1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2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21" style:family="paragraph" style:parent-style-name="Standard">
      <style:text-properties style:font-name="Calibri" officeooo:paragraph-rsid="003ad84c"/>
    </style:style>
    <style:style style:name="P22" style:family="paragraph" style:parent-style-name="Text_20_body">
      <style:text-properties fo:font-size="2pt" officeooo:paragraph-rsid="02067741" style:font-size-asian="1.75pt" style:font-size-complex="2pt"/>
    </style:style>
    <style:style style:name="P23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.5pt" fo:font-weight="bold" officeooo:rsid="00a32c25" officeooo:paragraph-rsid="020dbe48" style:font-size-asian="10.5pt" style:font-weight-asian="bold" style:font-size-complex="10.5pt" style:font-weight-complex="bold"/>
    </style:style>
    <style:style style:name="P2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108aae2" style:font-size-asian="10pt" style:font-size-complex="10pt"/>
    </style:style>
    <style:style style:name="P2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15bff4" style:font-size-asian="10pt" style:font-size-complex="10pt"/>
    </style:style>
    <style:style style:name="P27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officeooo:paragraph-rsid="0215bff4" style:font-size-asian="10pt" style:font-size-complex="10pt"/>
    </style:style>
    <style:style style:name="P2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6pt" officeooo:paragraph-rsid="0215bff4" style:font-size-asian="10pt" style:font-size-complex="16pt"/>
    </style:style>
    <style:style style:name="P32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fo:font-size="10pt" officeooo:paragraph-rsid="0215bff4" style:font-size-asian="10pt" style:font-size-complex="10pt"/>
    </style:style>
    <style:style style:name="P33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officeooo:paragraph-rsid="0215bff4"/>
    </style:style>
    <style:style style:name="P34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3ad84c" officeooo:paragraph-rsid="0215bff4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ad84c" officeooo:paragraph-rsid="0294be2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ad84c" officeooo:paragraph-rsid="029e7f5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ad84c" officeooo:paragraph-rsid="029f64d3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a15cb8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43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92d8b7" style:font-size-asian="10.5pt" style:font-weight-asian="bold" style:font-size-complex="10.5pt" style:font-weight-complex="bold"/>
    </style:style>
    <style:style style:name="P47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e4db0" style:font-size-asian="9pt" style:font-size-complex="9pt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899967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9pt" officeooo:rsid="00300d16" officeooo:paragraph-rsid="02966790" style:font-size-asian="9pt" style:font-size-complex="9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9pt" officeooo:rsid="00300d16" officeooo:paragraph-rsid="02067741" style:font-size-asian="9pt" style:font-size-complex="9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199ce14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style="normal" fo:font-weight="normal" officeooo:rsid="003ad84c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0pt" style:font-size-asian="10pt" style:font-size-complex="10pt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291cb00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14" style:family="text">
      <style:text-properties officeooo:rsid="00f6afe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199ce1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8" style:family="text">
      <style:text-properties fo:font-style="normal" officeooo:rsid="00f4b71e" style:font-style-asian="normal" style:font-style-complex="normal"/>
    </style:style>
    <style:style style:name="T19" style:family="text">
      <style:text-properties officeooo:rsid="0108e264"/>
    </style:style>
    <style:style style:name="T20" style:family="text">
      <style:text-properties style:use-window-font-color="true" style:font-name="Calibri"/>
    </style:style>
    <style:style style:name="T21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22" style:family="text">
      <style:text-properties officeooo:rsid="012f134b"/>
    </style:style>
    <style:style style:name="T23" style:family="text">
      <style:text-properties officeooo:rsid="0213b8f2"/>
    </style:style>
    <style:style style:name="T24" style:family="text">
      <style:text-properties fo:font-weight="bold" officeooo:rsid="00300d16" style:font-weight-asian="bold" style:font-weight-complex="bold"/>
    </style:style>
    <style:style style:name="T25" style:family="text">
      <style:text-properties fo:font-weight="bold" officeooo:rsid="02966790" style:font-weight-asian="bold" style:font-weight-complex="bold"/>
    </style:style>
    <style:style style:name="T26" style:family="text">
      <style:text-properties officeooo:rsid="02966790"/>
    </style:style>
    <style:style style:name="T27" style:family="text">
      <style:text-properties officeooo:rsid="029a17b9"/>
    </style:style>
    <style:style style:name="T28" style:family="text">
      <style:text-properties officeooo:rsid="029f64d3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text:span text:style-name="T21"><text:text-input text:description="&lt;company.name&gt;">Company Name</text:text-input></text:span><text:span text:style-name="T11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18"><text:s/><draw:frame draw:style-name="fr2" draw:name="image: asimage(company.logo,0,697,200,'px')" text:anchor-type="as-char" svg:width="9.592cm" svg:height="2.769cm" draw:z-index="1"><draw:text-box><text:p text:style-name="Frame_20_contents"/></draw:text-box></draw:frame></text:p>
          </table:table-cell>
        </table:table-row>
      </table:table>
      <text:p text:style-name="P2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25"><text:span text:style-name="T17"><text:text-input text:description="&lt;if test=&quot;o.partner_id&quot;&gt;">If</text:text-input></text:span><text:span text:style-name="T17"> </text:span></text:p>
            <text:p text:style-name="P24"><text:span text:style-name="T19">Adresse de </text:span><text:span text:style-name="T18">facturation</text:span>:</text:p>
            <text:p text:style-name="P33"><text:span text:style-name="T9"><text:text-input text:description="&lt; (o.partner_id  and o.partner_id.name) or '' &gt;">Name</text:text-input></text:span><text:span text:style-name="T9"> </text:span></text:p>
            <text:p text:style-name="P30"><text:text-input text:description="&lt;if test=&quot;o.partner_id.address[0].name and (o.partner_id.name != o.partner_id.address[0].name)&quot;&gt;">If</text:text-input></text:p>
            <text:p text:style-name="P32"><text:span text:style-name="T20"><text:text-input text:description="&lt; (o.partner_id.address[0].title and o.partner_id.address[0].title.name + ' ') or '' &gt;">Title </text:text-input></text:span><text:span text:style-name="T20"><text:text-input text:description="&lt; (o.partner_id.address[0].name) or '' &gt;">Name</text:text-input></text:span></text:p>
            <text:p text:style-name="P34"><text:text-input text:description="&lt;/if&gt;">Endif</text:text-input></text:p>
            <text:p text:style-name="P30"><text:text-input text:description="&lt;if test=&quot;o.partner_id.address[0].street&quot;&gt;">If</text:text-input></text:p>
            <text:p text:style-name="P27"><text:text-input text:description="&lt;o.partner_id.address[0].street or ''&gt;">Street</text:text-input></text:p>
            <text:p text:style-name="P29"><text:text-input text:description="&lt;/if&gt;">Endif</text:text-input></text:p>
            <text:p text:style-name="P28"><text:text-input text:description="&lt;if test=&quot;o.partner_id.address[0].street2&quot;&gt;">If</text:text-input></text:p>
            <text:p text:style-name="P27"><text:text-input text:description="&lt; (o.partner_id.address[0] and o.partner_id.address[0].street2) or '' &gt;">street2</text:text-input></text:p>
            <text:p text:style-name="P28"><text:text-input text:description="&lt;/if&gt;">Endif</text:text-input></text:p>
            <text:p text:style-name="P27"><text:text-input text:description="&lt; (o.partner_id.address[0].zip and o.partner_id.address[0].zip + ' ') or '' &gt;">Zip </text:text-input><text:text-input text:description="&lt; (o.partner_id.address[0].city and o.partner_id.address[0].city.upper()) or '' &gt;">City</text:text-input></text:p>
            <text:p text:style-name="P27"><text:text-input text:description="&lt; (o.partner_id.address[0] and o.partner_id.address[0].state_id and o.partner_id.address[0].state_id.name + ' ') or ''&gt;">State </text:text-input><text:text-input text:description="&lt; (o.partner_id.address[0] and o.partner_id.address[0].country_id.name.upper()) or '' &gt;">Country</text:text-input></text:p>
            <text:p text:style-name="P27"/>
            <text:p text:style-name="P28"><text:text-input text:description="&lt;if test=&quot;o.partner_id.address[0].phone&quot;&gt;">If</text:text-input></text:p>
            <text:p text:style-name="P26"><text:span text:style-name="T16">Tél.: </text:span><text:span text:style-name="T15"><text:text-input text:description="&lt;o.partner_id.address[0].phone&gt;">Phone</text:text-input></text:span></text:p>
            <text:p text:style-name="P29"><text:text-input text:description="&lt;/if&gt;">Endif</text:text-input></text:p>
            <text:p text:style-name="P29"><text:text-input text:description="&lt;if test=&quot;o.partner_id.address[0].fax&quot;&gt;">If</text:text-input></text:p>
            <text:p text:style-name="P31"><text:span text:style-name="T5">Fax: </text:span><text:span text:style-name="T4"><text:text-input text:description="&lt;o.partner_id.address[0].fax&gt;">Fax</text:text-input></text:span></text:p>
            <text:p text:style-name="P29"><text:text-input text:description="&lt;/if&gt;">Endif</text:text-input></text:p>
            <text:p text:style-name="P29"><text:text-input text:description="&lt;if test=&quot;o.partner_id and o.partner_id.vat&quot;&gt;">If</text:text-input></text:p>
            <text:p text:style-name="P31"><text:span text:style-name="T5">TVA: </text:span><text:span text:style-name="T4"><text:text-input text:description="&lt;o.partner_id.vat&gt;">VAT</text:text-input></text:span></text:p>
            <text:p text:style-name="P29"><text:text-input text:description="&lt;/if&gt;">Endif</text:text-input></text:p>
            <text:p text:style-name="P29"><text:text-input text:description="&lt;/if&gt;">Endif</text:text-input></text:p>
          </table:table-cell>
        </table:table-row>
      </table:table>
      <text:p text:style-name="P19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"/>
            <text:p text:style-name="P13"><text:span text:style-name="T13">Récapitulatif de </text:span><text:span text:style-name="T12">Paiement</text:span> </text:p>
            <text:p text:style-name="P5"/>
            <text:p text:style-name="P35"/>
          </table:table-cell>
          <table:table-cell table:style-name="Tableau7.B1" office:value-type="string">
            <text:p text:style-name="P6"><text:text-input text:description="&lt;if test=&quot;date&quot;&gt;">If</text:text-input></text:p>
            <text:p text:style-name="P17"><text:span text:style-name="T22">En d</text:span>ate <text:span text:style-name="T22">du</text:span> <text:span text:style-name="T3"><text:text-input text:description="&lt;formatLang(o.date,date = True)&gt;">Date</text:text-input></text:span></text:p>
            <text:p text:style-name="P10"><text:text-input text:description="&lt;/if&gt;">Endif</text:text-input></text:p>
          </table:table-cell>
        </table:table-row>
      </table:table>
      <text:p text:style-name="P19"/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16">Ref. du règlement </text:p>
            </table:table-cell>
            <table:table-cell table:style-name="Tableau2.B1" office:value-type="string">
              <text:p text:style-name="P15">Description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38"><text:span text:style-name="T28"><text:text-input text:description="&lt;o.reference&gt;">Reference</text:text-input></text:span></text:p>
          </table:table-cell>
          <table:table-cell table:style-name="Tableau2.B2" office:value-type="float" office:value="0">
            <text:p text:style-name="P39"><text:span text:style-name="T28"><text:text-input text:description="&lt;o.name&gt;">Name</text:text-input></text:span></text:p>
          </table:table-cell>
        </table:table-row>
      </table:table>
      <text:p text:style-name="P9"><text:text-input text:description="&lt;if test=&quot;o.narration&quot;&gt;">If</text:text-input></text:p>
      <text:p text:style-name="P12"/>
      <text:p text:style-name="P23"><text:text-input text:description="&lt;format(o.narration or '')&gt;">Notes</text:text-input></text:p>
      <text:p text:style-name="P8"><text:text-input text:description="&lt;/if&gt;">Endif</text:text-input></text:p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 table:style-name="Tableau4.1">
            <table:table-cell table:style-name="Tableau4.A1" office:value-type="string">
              <text:p text:style-name="P42">Date</text:p>
            </table:table-cell>
            <table:table-cell table:style-name="Tableau4.A1" office:value-type="string">
              <text:p text:style-name="P46">Description </text:p>
            </table:table-cell>
            <table:table-cell table:style-name="Tableau4.A1" office:value-type="string">
              <text:p text:style-name="P43">Montant original</text:p>
            </table:table-cell>
            <table:table-cell table:style-name="Tableau4.A1" office:value-type="string">
              <text:p text:style-name="P43">Solde initial</text:p>
            </table:table-cell>
            <table:table-cell table:style-name="Tableau4.E1" office:value-type="string">
              <text:p text:style-name="P43">Paiement</text:p>
            </table:table-cell>
          </table:table-row>
        </table:table-header-rows>
        <table:table-row table:style-name="Tableau4.1">
          <table:table-cell table:style-name="Tableau4.A2" table:number-columns-spanned="5" office:value-type="string">
            <text:p text:style-name="P11"><text:text-input text:description="&lt;for each=&quot;line in o.line_dr_id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3" table:number-columns-spanned="5" office:value-type="float" office:value="0">
            <text:p text:style-name="P40"><text:text-input text:description="&lt;if test=&quot;line.reconcile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3">
          <table:table-cell table:style-name="Tableau4.A4" office:value-type="float" office:value="0">
            <text:p text:style-name="P37"><text:span text:style-name="T26"><text:text-input text:description="&lt;formatLang(line.date_original,date = True)&gt;">Due Date</text:text-input></text:span></text:p>
          </table:table-cell>
          <table:table-cell table:style-name="Tableau4.A4" office:value-type="float" office:value="0">
            <text:p text:style-name="P36"><text:span text:style-name="T26"><text:text-input text:description="&lt;line.name&gt;">Description</text:text-input></text:span></text:p>
          </table:table-cell>
          <table:table-cell table:style-name="Tableau4.A4" office:value-type="float" office:value="0">
            <text:p text:style-name="P14"><text:span text:style-name="T27"><text:text-input text:description="&lt;formatLang(line.amount_original, dp='Account', currency_obj=o.currency_id)&gt;">Original Amount</text:text-input></text:span></text:p>
          </table:table-cell>
          <table:table-cell table:style-name="Tableau4.A4" office:value-type="float" office:value="0">
            <text:p text:style-name="P14"><text:span text:style-name="T26"><text:text-input text:description="&lt;formatLang(line.amount_unreconciled, dp='Account', currency_obj=o.currency_id)&gt;">Balance Due</text:text-input></text:span></text:p>
          </table:table-cell>
          <table:table-cell table:style-name="Tableau4.A3" office:value-type="float" office:value="0">
            <text:p text:style-name="P49"><text:text-input text:description="&lt;formatLang(line.amount, dp='Account', currency_obj=o.currency_id)&gt;"/></text:p>
          </table:table-cell>
        </table:table-row>
        <table:table-row table:style-name="Tableau4.3">
          <table:table-cell table:style-name="Tableau4.A3" table:number-columns-spanned="5" office:value-type="float" office:value="0">
            <text:p text:style-name="P40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4.6">
          <table:table-cell table:style-name="Tableau4.A3" table:number-columns-spanned="5" office:value-type="float" office:value="0">
            <text:p text:style-name="P11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/>
          </table:table-cell>
          <table:table-cell table:style-name="Table1.B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44">Montant du chèque</text:p>
                </table:table-cell>
                <table:table-cell table:style-name="Table3.B1" office:value-type="string">
                  <text:p text:style-name="P41"><text:text-input text:description="&lt;formatLang(o.amount, dp='Account', currency_obj=o.currency_id)&gt;">Total</text:text-input></text:p>
                </table:table-cell>
              </table:table-row>
            </table:table>
            <text:p text:style-name="P45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, 'Source Code Pro', Consola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8-07-17T18:06:18.103000000</dc:date>
    <meta:editing-duration>P1DT22H18M5S</meta:editing-duration>
    <meta:editing-cycles>815</meta:editing-cycles>
    <meta:generator>LibreOffice/5.3.4.2$Windows_X86_64 LibreOffice_project/f82d347ccc0be322489bf7da61d7e4ad13fe2ff3</meta:generator>
    <meta:document-statistic meta:table-count="7" meta:image-count="0" meta:object-count="0" meta:page-count="1" meta:paragraph-count="57" meta:word-count="216" meta:character-count="674" meta:non-whitespace-character-count="621"/>
    <meta:user-defined meta:name="Info 1"/>
    <meta:user-defined meta:name="Info 2"/>
    <meta:user-defined meta:name="Info 3"/>
    <meta:user-defined meta:name="Info 4"/>
  </office:meta>
</office:document-meta>
</file>